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da4" officeooo:paragraph-rsid="001f8da4"/>
    </style:style>
    <style:style style:name="P2" style:family="paragraph" style:parent-style-name="Standard">
      <style:text-properties officeooo:rsid="001f8da4" officeooo:paragraph-rsid="001fba99"/>
    </style:style>
    <style:style style:name="P3" style:family="paragraph" style:parent-style-name="Standard">
      <style:text-properties officeooo:rsid="001fba99" officeooo:paragraph-rsid="001fba99"/>
    </style:style>
    <style:style style:name="P4" style:family="paragraph" style:parent-style-name="Standard">
      <style:text-properties officeooo:paragraph-rsid="0021815a"/>
    </style:style>
    <style:style style:name="P5" style:family="paragraph" style:parent-style-name="Standard">
      <style:text-properties officeooo:rsid="00230d9b" officeooo:paragraph-rsid="00230d9b"/>
    </style:style>
    <style:style style:name="P6" style:family="paragraph" style:parent-style-name="Standard">
      <style:text-properties officeooo:rsid="00230d9b" officeooo:paragraph-rsid="00257ed3"/>
    </style:style>
    <style:style style:name="P7" style:family="paragraph" style:parent-style-name="Standard">
      <style:text-properties officeooo:paragraph-rsid="00230d9b"/>
    </style:style>
    <style:style style:name="P8" style:family="paragraph" style:parent-style-name="Standard">
      <style:text-properties officeooo:paragraph-rsid="00245bb0"/>
    </style:style>
    <style:style style:name="P9" style:family="paragraph" style:parent-style-name="Standard">
      <style:text-properties officeooo:rsid="00245bb0" officeooo:paragraph-rsid="00245bb0"/>
    </style:style>
    <style:style style:name="P10" style:family="paragraph" style:parent-style-name="Standard">
      <style:text-properties officeooo:paragraph-rsid="00257ed3"/>
    </style:style>
    <style:style style:name="T1" style:family="text">
      <style:text-properties officeooo:rsid="001fba99"/>
    </style:style>
    <style:style style:name="T2" style:family="text">
      <style:text-properties officeooo:rsid="0021815a"/>
    </style:style>
    <style:style style:name="T3" style:family="text">
      <style:text-properties officeooo:rsid="00230d9b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230d9b"/>
    </style:style>
    <style:style style:name="T6" style:family="text">
      <style:text-properties fo:language="es" fo:country="ES" officeooo:rsid="00245bb0"/>
    </style:style>
    <style:style style:name="T7" style:family="text">
      <style:text-properties fo:language="es" fo:country="ES" officeooo:rsid="00257ed3"/>
    </style:style>
    <style:style style:name="T8" style:family="text">
      <style:text-properties officeooo:rsid="00245bb0"/>
    </style:style>
    <style:style style:name="T9" style:family="text">
      <style:text-properties officeooo:rsid="00257e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text:tab/>a) Es la secuencia de la proteina rhodopsin del homo sapien version NP_000530.1, la <text:tab/>longitud es de 348.</text:p>
      <text:p text:style-name="P2"><text:tab/><text:span text:style-name="T1">b) La secuencia es de longitud 2768, su numero de acceso es NM_000539.3</text:span></text:p>
      <text:p text:style-name="P2"/>
      <text:p text:style-name="P3">2.</text:p>
      <text:p text:style-name="P4"><text:span text:style-name="T1"><text:tab/>a) 1. </text:span>NP_001014890.1 rhodopsin [Bos taurus]. <text:s/></text:p>
      <text:p text:style-name="P4"><text:s text:c="16"/><text:a xlink:type="simple" xlink:href="https://www.ncbi.nlm.nih.gov/protein/NP_001014890.1"><text:span text:style-name="T2">https://www.ncbi.nlm.nih.gov/protein/NP_001014890.1</text:span></text:a></text:p>
      <text:p text:style-name="P4"/>
      <text:p text:style-name="P4"><text:span text:style-name="T2"><text:tab/> <text:s text:c="3"/>2. </text:span>NP_254276 rhodopsin [Rattus norvegicus].</text:p>
      <text:p text:style-name="P4"><text:s text:c="16"/><text:a xlink:type="simple" xlink:href="https://www.ncbi.nlm.nih.gov/protein/NP_254276.1"><text:span text:style-name="T2">https://www.ncbi.nlm.nih.gov/protein/NP_254276.1</text:span></text:a></text:p>
      <text:p text:style-name="P4"/>
      <text:p text:style-name="P4"><text:span text:style-name="T2"><text:tab/> <text:s text:c="3"/>3. </text:span>NP_001080517 rhodopsin [Xenopus laevis].</text:p>
      <text:p text:style-name="P4"><text:s text:c="16"/><text:a xlink:type="simple" xlink:href="https://www.ncbi.nlm.nih.gov/protein/NP_001080517.1"><text:span text:style-name="T2">https://www.ncbi.nlm.nih.gov/protein/NP_001080517.1</text:span></text:a></text:p>
      <text:p text:style-name="P4"/>
      <text:p text:style-name="P4"><text:span text:style-name="T2"><text:tab/> <text:s text:c="3"/>4. </text:span>NP_999386 rhodopsin [Sus scrofa].</text:p>
      <text:p text:style-name="P4"><text:s text:c="16"/><text:a xlink:type="simple" xlink:href="https://www.ncbi.nlm.nih.gov/protein/NP_999386.1"><text:span text:style-name="T2">https://www.ncbi.nlm.nih.gov/protein/NP_999386.1</text:span></text:a></text:p>
      <text:p text:style-name="P4"/>
      <text:p text:style-name="P4"><text:span text:style-name="T2"><text:tab/> <text:s text:c="3"/>5. </text:span>NP_001025777 rhodopsin [Gallus gallus].</text:p>
      <text:p text:style-name="P4"><text:s text:c="16"/><text:a xlink:type="simple" xlink:href="https://www.ncbi.nlm.nih.gov/protein/NP_001025777.1"><text:span text:style-name="T2">https://www.ncbi.nlm.nih.gov/protein/NP_001025777.1</text:span></text:a></text:p>
      <text:p text:style-name="P4"/>
      <text:p text:style-name="P4"/>
      <text:p text:style-name="P8"><text:span text:style-name="T3">4. 10 Reptiles de Perú( especies sacadas del anexo : </text:span><text:a xlink:type="simple" xlink:href="https://es.wikipedia.org/wiki/Anexo:Reptiles_del_Perú"><text:span text:style-name="T3">https://es.wikipedia.org/wiki/Anexo:Reptiles_del_Per%C3%BA</text:span></text:a><text:span text:style-name="T3"> )</text:span></text:p>
      <text:p text:style-name="P7"><text:tab/></text:p>
      <text:p text:style-name="P5">a. CHELUS FIMBRIATA: <text:a xlink:type="simple" xlink:href="https://animaldiversity.org/accounts/chelus_fimbriatus/">https://animaldiversity.org/accounts/chelus_fimbriatus/</text:a></text:p>
      <text:p text:style-name="P5"/>
      <text:p text:style-name="P6">b. <text:a xlink:type="simple" xlink:href="https://animaldiversity.org/accounts/Lepidochelys_olivacea/"><text:span text:style-name="T9">P</text:span></text:a><text:span text:style-name="T9">HOLIDOBOLUS ULISESI: </text:span><text:a xlink:type="simple" xlink:href="http://reptile-database.reptarium.cz/species?genus=Pholidobolus&amp;species=ulisesi&amp;search_param=%28%28search%3D%27Pholidobolus+ulises%27%29%29"><text:span text:style-name="T9">http://reptile-database.reptarium.cz/species?genus=Pholidobolus&amp;species=ulisesi&amp;search_param=%28%28search%3D%27Pholidobolus+ulises%27%29%29</text:span></text:a></text:p>
      <text:p text:style-name="P6"/>
      <text:p text:style-name="P7"><text:span text:style-name="T3">c. </text:span><text:bookmark text:name="firstHeading"/><text:span text:style-name="T4">P</text:span><text:span text:style-name="T5">ALEOSUCHUS PALPEBROSUS: </text:span><text:a xlink:type="simple" xlink:href="https://animaldiversity.org/accounts/Paleosuchus_palpebrosus/">https://animaldiversity.org/accounts/Paleosuchus_palpebrosus/</text:a></text:p>
      <text:p text:style-name="P5"><text:a xlink:type="simple" xlink:href="https://www.iucnredlist.org/species/46587/3009946">https://www.iucnredlist.org/species/46587/3009946</text:a></text:p>
      <text:p text:style-name="P5"/>
      <text:p text:style-name="P5"><text:span text:style-name="T4">d. HEMIDACTYLUS MABOUIA: </text:span><text:a xlink:type="simple" xlink:href="https://animaldiversity.org/accounts/Hemidactylus_mabouia/">https://animaldiversity.org/accounts/Hemidactylus_mabouia/</text:a></text:p>
      <text:p text:style-name="P5"/>
      <text:p text:style-name="P10"><text:span text:style-name="T5">e. </text:span><text:span text:style-name="T7">EUSPONDYLUS EXCELSUM</text:span><text:span text:style-name="T6">: </text:span><text:a xlink:type="simple" xlink:href="http://reptile-database.reptarium.cz/species?genus=Euspondylus&amp;species=excelsum&amp;search_param=%28%29"><text:span text:style-name="T7">http://reptile-database.reptarium.cz/species?genus=Euspondylus&amp;species=excelsum&amp;search_param=%28%29</text:span></text:a></text:p>
      <text:p text:style-name="P10"/>
      <text:p text:style-name="P9"><text:span text:style-name="T4">f. GONATODES CONCINNATUS</text:span></text:p>
      <text:p text:style-name="P9"/>
      <text:p text:style-name="P9"><text:span text:style-name="T4">g. CROCODILURUS AMAZONICUS</text:span></text:p>
      <text:p text:style-name="P9"/>
      <text:p text:style-name="P9"><text:span text:style-name="T4">h. ANOLIS PUNCTATUS</text:span></text:p>
      <text:p text:style-name="P9"/>
      <text:p text:style-name="P9"><text:span text:style-name="T4">i. PALEOSUCHUS TRIGONATUS</text:span></text:p>
      <text:p text:style-name="P9"/>
      <text:p text:style-name="P9"><text:span text:style-name="T4">j. MELANOSUCHUS NIGER</text:span></text:p>
      <text:p text:style-name="P9"/>
      <text:p text:style-name="P9"><text:span text:style-name="T4">k. KINOSTERNON SCORPIOIDES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8:17:54.977167471</meta:creation-date>
    <dc:date>2019-04-09T09:51:20.776715545</dc:date>
    <meta:editing-duration>PT8M28S</meta:editing-duration>
    <meta:editing-cycles>1</meta:editing-cycles>
    <meta:document-statistic meta:table-count="0" meta:image-count="0" meta:object-count="0" meta:page-count="1" meta:paragraph-count="28" meta:word-count="115" meta:character-count="1581" meta:non-whitespace-character-count="1386"/>
    <meta:generator>LibreOffice/4.2.8.2$Linux_X86_64 LibreOffice_project/420m0$Build-2</meta:generator>
  </office:meta>
</office:document-meta>
</file>